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325cm" table:align="left"/>
    </style:style>
    <style:style style:name="Table1.A" style:family="table-column">
      <style:table-column-properties style:column-width="1.295cm"/>
    </style:style>
    <style:style style:name="Table1.B" style:family="table-column">
      <style:table-column-properties style:column-width="3.0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521cm" table:align="left"/>
    </style:style>
    <style:style style:name="Table2.A" style:family="table-column">
      <style:table-column-properties style:column-width="1.436cm"/>
    </style:style>
    <style:style style:name="Table2.B" style:family="table-column">
      <style:table-column-properties style:column-width="0.87cm"/>
    </style:style>
    <style:style style:name="Table2.C" style:family="table-column">
      <style:table-column-properties style:column-width="0.986cm"/>
    </style:style>
    <style:style style:name="Table2.D" style:family="table-column">
      <style:table-column-properties style:column-width="1.22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>
      <style:text-properties officeooo:rsid="0015a58a"/>
    </style:style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style:style style:name="P52" style:family="paragraph" style:parent-style-name="Text_20_body" style:list-style-name="L49"/>
    <style:style style:name="P53" style:family="paragraph" style:parent-style-name="Text_20_body" style:list-style-name="L50"/>
    <style:style style:name="P54" style:family="paragraph" style:parent-style-name="Text_20_body" style:list-style-name="L51"/>
    <style:style style:name="P55" style:family="paragraph" style:parent-style-name="Text_20_body" style:list-style-name="L52"/>
    <style:style style:name="P56" style:family="paragraph" style:parent-style-name="Text_20_body" style:list-style-name="L5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xcellent.<text:line-break/>Now we formalize the <text:span text:style-name="Strong_20_Emphasis">Vendor Dashboard Architecture — Platform Control Layer</text:span>.</text:p>
      <text:p text:style-name="Text_20_body">This is the highest authority layer in the system.</text:p>
      <text:p text:style-name="Text_20_body">It must:</text:p>
      <text:list text:style-name="L25">
        <text:list-item>
          <text:p text:style-name="P28">Control platform-wide calibration</text:p>
        </text:list-item>
        <text:list-item>
          <text:p text:style-name="P28">Control institute licensing</text:p>
        </text:list-item>
        <text:list-item>
          <text:p text:style-name="P28">Monitor cross-institute intelligence</text:p>
        </text:list-item>
        <text:list-item>
          <text:p text:style-name="P28">Monitor revenue</text:p>
        </text:list-item>
        <text:list-item>
          <text:p text:style-name="P28">Monitor system health</text:p>
        </text:list-item>
        <text:list-item>
          <text:p text:style-name="P28">Provide audit visibility</text:p>
        </text:list-item>
        <text:list-item>
          <text:p text:style-name="P28">Never expose raw student data</text:p>
        </text:list-item>
        <text:list-item>
          <text:p text:style-name="P28">Never allow unsafe mutation</text:p>
        </text:list-item>
        <text:list-item>
          <text:p text:style-name="P28">Operate entirely on aggregated data</text:p>
        </text:list-item>
      </text:list>
      <text:p text:style-name="Text_20_body">Vendor dashboard is not academic.<text:line-break/>It is platform governance + intelligence + commercial oversight.</text:p>
      <text:p text:style-name="Horizontal_20_Line"/>
      <text:h text:style-name="Heading_20_1" text:outline-level="1">🏛 VENDOR DASHBOARD — MASTER STRUCTURE</text:h>
      <text:p text:style-name="Text_20_body">Domain:</text:p>
      <text:p text:style-name="P1"><text:span text:style-name="Source_20_Text">vendor.yourdomain.com</text:span></text:p>
      <text:p text:style-name="Text_20_body">Access:</text:p>
      <text:list text:style-name="L26">
        <text:list-item>
          <text:p text:style-name="P29">Vendor role only</text:p>
        </text:list-item>
        <text:list-item>
          <text:p text:style-name="P29">Strict RBAC</text:p>
        </text:list-item>
        <text:list-item>
          <text:p text:style-name="P29">Strict tenant isolation</text:p>
        </text:list-item>
      </text:list>
      <text:p text:style-name="Horizontal_20_Line"/>
      <text:h text:style-name="Heading_20_1" text:outline-level="1">🧭 HIGH LEVEL SITEMAP</text:h>
      <text:p text:style-name="Preformatted_20_Text"><text:span text:style-name="Source_20_Text">Vendor Dashboard</text:span></text:p>
      <text:p text:style-name="Preformatted_20_Text"><text:span text:style-name="Source_20_Text">│</text:span></text:p>
      <text:p text:style-name="Preformatted_20_Text"><text:span text:style-name="Source_20_Text">├── Platform Overview</text:span></text:p>
      <text:p text:style-name="Preformatted_20_Text"><text:span text:style-name="Source_20_Text">├── Institutes</text:span></text:p>
      <text:p text:style-name="Preformatted_20_Text"><text:span text:style-name="Source_20_Text">├── Licensing Control</text:span></text:p>
      <text:p text:style-name="Preformatted_20_Text"><text:span text:style-name="Source_20_Text">├── Calibration Engine</text:span></text:p>
      <text:p text:style-name="Preformatted_20_Text"><text:span text:style-name="Source_20_Text">├── Cross-Institute Intelligence</text:span></text:p>
      <text:p text:style-name="Preformatted_20_Text"><text:span text:style-name="Source_20_Text">├── Revenue Metrics</text:span></text:p>
      <text:p text:style-name="Preformatted_20_Text"><text:soft-page-break/><text:span text:style-name="Source_20_Text">├── System Health</text:span></text:p>
      <text:p text:style-name="P1"><text:span text:style-name="Source_20_Text">└── Audit Logs</text:span></text:p>
      <text:p text:style-name="Horizontal_20_Line"/>
      <text:h text:style-name="Heading_20_1" text:outline-level="1">1️⃣ PLATFORM OVERVIEW</text:h>
      <text:p text:style-name="Text_20_body">Purpose:</text:p>
      <text:p text:style-name="Text_20_body">Executive snapshot of entire SaaS ecosystem.</text:p>
      <text:p text:style-name="Text_20_body">Loads only:</text:p>
      <text:list text:style-name="L27">
        <text:list-item>
          <text:p text:style-name="P30">vendor aggregates</text:p>
        </text:list-item>
        <text:list-item>
          <text:p text:style-name="P30">governanceSnapshots</text:p>
        </text:list-item>
        <text:list-item>
          <text:p text:style-name="P30">usage aggregates</text:p>
        </text:list-item>
        <text:list-item>
          <text:p text:style-name="P30">revenue summaries</text:p>
        </text:list-item>
      </text:list>
      <text:p text:style-name="Horizontal_20_Line"/>
      <text:h text:style-name="Heading_20_2" text:outline-level="2">Displays</text:h>
      <text:h text:style-name="Heading_20_3" text:outline-level="3">A. Active Institutes</text:h>
      <text:list text:style-name="L28">
        <text:list-item>
          <text:p text:style-name="P31">Total onboarded</text:p>
        </text:list-item>
        <text:list-item>
          <text:p text:style-name="P31">Active this month</text:p>
        </text:list-item>
        <text:list-item>
          <text:p text:style-name="P31">Trial institutes</text:p>
        </text:list-item>
        <text:list-item>
          <text:p text:style-name="P31">Expired institutes</text:p>
        </text:list-item>
      </text:list>
      <text:p text:style-name="Horizontal_20_Line"/>
      <text:h text:style-name="Heading_20_3" text:outline-level="3">B. Platform Student Count</text:h>
      <text:list text:style-name="L29">
        <text:list-item>
          <text:p text:style-name="P32">Total active students</text:p>
        </text:list-item>
        <text:list-item>
          <text:p text:style-name="P32">Growth rate</text:p>
        </text:list-item>
        <text:list-item>
          <text:p text:style-name="P32">Monthly delta %</text:p>
        </text:list-item>
      </text:list>
      <text:p text:style-name="Horizontal_20_Line"/>
      <text:h text:style-name="Heading_20_3" text:outline-level="3">C. Layer Distribution</text:h>
      <text:p text:style-name="Text_20_body">Pie chart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Institute Count</text:p>
            </table:table-cell>
          </table:table-row>
        </table:table-header-rows>
        <table:table-row>
          <table:table-cell table:style-name="Table1.A1" office:value-type="string">
            <text:p text:style-name="Table_20_Contents">L0</text:p>
          </table:table-cell>
          <table:table-cell table:style-name="Table1.A1" office:value-type="string">
            <text:p text:style-name="Table_20_Contents">12</text:p>
          </table:table-cell>
        </table:table-row>
        <table:table-row>
          <table:table-cell table:style-name="Table1.A1" office:value-type="string">
            <text:p text:style-name="Table_20_Contents">L1</text:p>
          </table:table-cell>
          <table:table-cell table:style-name="Table1.A1" office:value-type="string">
            <text:p text:style-name="Table_20_Contents">8</text:p>
          </table:table-cell>
        </table:table-row>
        <table:table-row>
          <table:table-cell table:style-name="Table1.A1" office:value-type="string">
            <text:p text:style-name="Table_20_Contents">L2</text:p>
          </table:table-cell>
          <table:table-cell table:style-name="Table1.A1" office:value-type="string">
            <text:p text:style-name="Table_20_Contents">4</text:p>
          </table:table-cell>
        </table:table-row>
        <table:table-row>
          <table:table-cell table:style-name="Table1.A1" office:value-type="string">
            <text:p text:style-name="Table_20_Contents">L3</text:p>
          </table:table-cell>
          <table:table-cell table:style-name="Table1.A1" office:value-type="string">
            <text:p text:style-name="Table_20_Contents">1</text:p>
          </table:table-cell>
        </table:table-row>
      </table:table>
      <text:p text:style-name="Horizontal_20_Line"/>
      <text:h text:style-name="Heading_20_3" text:outline-level="3"><text:soft-page-break/>D. Stability Overview</text:h>
      <text:p text:style-name="Text_20_body">Platform-level:</text:p>
      <text:list text:style-name="L30">
        <text:list-item>
          <text:p text:style-name="P33">Avg Stability Index</text:p>
        </text:list-item>
        <text:list-item>
          <text:p text:style-name="P33">Avg Discipline Index</text:p>
        </text:list-item>
        <text:list-item>
          <text:p text:style-name="P33">% high-risk clusters across platform</text:p>
        </text:list-item>
      </text:list>
      <text:p text:style-name="Text_20_body">This uses vendor aggregate doc only.</text:p>
      <text:p text:style-name="Horizontal_20_Line"/>
      <text:h text:style-name="Heading_20_1" text:outline-level="1">2️⃣ INSTITUTES MANAGEMENT</text:h>
      <text:p text:style-name="Text_20_body">Collection source:</text:p>
      <text:p text:style-name="P1"><text:span text:style-name="Source_20_Text">vendor/institutes/{instituteId}</text:span></text:p>
      <text:p text:style-name="Text_20_body">Mirrors institute-level summary.</text:p>
      <text:p text:style-name="Horizontal_20_Line"/>
      <text:h text:style-name="Heading_20_2" text:outline-level="2">Institute Table Columns</text:h>
      <text:list text:style-name="L31">
        <text:list-item>
          <text:p text:style-name="P34">Institute Name</text:p>
        </text:list-item>
        <text:list-item>
          <text:p text:style-name="P34">Current Layer</text:p>
        </text:list-item>
        <text:list-item>
          <text:p text:style-name="P34">Active Students</text:p>
        </text:list-item>
        <text:list-item>
          <text:p text:style-name="P34">Limit Usage %</text:p>
        </text:list-item>
        <text:list-item>
          <text:p text:style-name="P34">Billing Status</text:p>
        </text:list-item>
        <text:list-item>
          <text:p text:style-name="P34">Stability Index</text:p>
        </text:list-item>
        <text:list-item>
          <text:p text:style-name="P34">Risk Index</text:p>
        </text:list-item>
        <text:list-item>
          <text:p text:style-name="P34">Last Activity</text:p>
        </text:list-item>
        <text:list-item>
          <text:p text:style-name="P34">Expiry Date</text:p>
        </text:list-item>
        <text:list-item>
          <text:p text:style-name="P34">Override Status</text:p>
        </text:list-item>
      </text:list>
      <text:p text:style-name="Horizontal_20_Line"/>
      <text:h text:style-name="Heading_20_2" text:outline-level="2">Actions</text:h>
      <text:p text:style-name="Text_20_body">Vendor can:</text:p>
      <text:list text:style-name="L32">
        <text:list-item>
          <text:p text:style-name="P35">View summary</text:p>
        </text:list-item>
        <text:list-item>
          <text:p text:style-name="P35">View licensing</text:p>
        </text:list-item>
        <text:list-item>
          <text:p text:style-name="P35">Trigger override</text:p>
        </text:list-item>
        <text:list-item>
          <text:p text:style-name="P35">Suspend institute</text:p>
        </text:list-item>
        <text:list-item>
          <text:p text:style-name="P35"><text:soft-page-break/>Unlock temporary features</text:p>
        </text:list-item>
        <text:list-item>
          <text:p text:style-name="P35">Force recalculation</text:p>
        </text:list-item>
      </text:list>
      <text:p text:style-name="Text_20_body">Vendor cannot:</text:p>
      <text:list text:style-name="L33">
        <text:list-item>
          <text:p text:style-name="P36">Modify student academic data</text:p>
        </text:list-item>
        <text:list-item>
          <text:p text:style-name="P36">Modify test results</text:p>
        </text:list-item>
      </text:list>
      <text:p text:style-name="Horizontal_20_Line"/>
      <text:h text:style-name="Heading_20_1" text:outline-level="1">3️⃣ LICENSING CONTROL</text:h>
      <text:p text:style-name="Text_20_body">Backend writes to:</text:p>
      <text:p text:style-name="P1"><text:span text:style-name="Source_20_Text">institutes/{id}/license/current</text:span></text:p>
      <text:p text:style-name="Horizontal_20_Line"/>
      <text:h text:style-name="Heading_20_2" text:outline-level="2">Controls</text:h>
      <text:list text:style-name="L34">
        <text:list-item>
          <text:p text:style-name="P37">Change layer</text:p>
        </text:list-item>
        <text:list-item>
          <text:p text:style-name="P37">Adjust student limit</text:p>
        </text:list-item>
        <text:list-item>
          <text:p text:style-name="P37">Grant temporary override</text:p>
        </text:list-item>
        <text:list-item>
          <text:p text:style-name="P37">Extend expiry date</text:p>
        </text:list-item>
        <text:list-item>
          <text:p text:style-name="P37">Suspend license</text:p>
        </text:list-item>
        <text:list-item>
          <text:p text:style-name="P37">Restore license</text:p>
        </text:list-item>
        <text:list-item>
          <text:p text:style-name="P37">Convert trial to paid</text:p>
        </text:list-item>
      </text:list>
      <text:p text:style-name="Text_20_body">Every action logged in:</text:p>
      <text:p text:style-name="P1"><text:span text:style-name="Source_20_Text">vendor/auditLogs</text:span></text:p>
      <text:p text:style-name="Text_20_body">Must require confirmation.</text:p>
      <text:p text:style-name="Horizontal_20_Line"/>
      <text:h text:style-name="Heading_20_1" text:outline-level="1">4️⃣ CALIBRATION ENGINE (Platform Brain)</text:h>
      <text:p text:style-name="Text_20_body">This is your competitive advantage.</text:p>
      <text:p text:style-name="Horizontal_20_Line"/>
      <text:h text:style-name="Heading_20_2" text:outline-level="2">A. Parameter Editor</text:h>
      <text:p text:style-name="Text_20_body">Editable:</text:p>
      <text:list text:style-name="L35">
        <text:list-item>
          <text:p text:style-name="P38"><text:soft-page-break/>Risk weights</text:p>
        </text:list-item>
        <text:list-item>
          <text:p text:style-name="P38">Discipline weights</text:p>
        </text:list-item>
        <text:list-item>
          <text:p text:style-name="P38">Phase adherence weight</text:p>
        </text:list-item>
        <text:list-item>
          <text:p text:style-name="P38">Guess penalty</text:p>
        </text:list-item>
        <text:list-item>
          <text:p text:style-name="P38">Overstay weight</text:p>
        </text:list-item>
        <text:list-item>
          <text:p text:style-name="P38">Controlled mode multiplier</text:p>
        </text:list-item>
      </text:list>
      <text:p text:style-name="Text_20_body">Stored at:</text:p>
      <text:p text:style-name="P1"><text:span text:style-name="Source_20_Text">vendor/calibration/{versionId}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version: 5,</text:span></text:p>
      <text:p text:style-name="Preformatted_20_Text"><text:span text:style-name="Source_20_Text"><text:s text:c="2"/>riskWeights: {</text:span></text:p>
      <text:p text:style-name="Preformatted_20_Text"><text:span text:style-name="Source_20_Text"><text:s text:c="4"/>rush: 0.8,</text:span></text:p>
      <text:p text:style-name="Preformatted_20_Text"><text:span text:style-name="Source_20_Text"><text:s text:c="4"/>hardBias: 0.6,</text:span></text:p>
      <text:p text:style-name="Preformatted_20_Text"><text:span text:style-name="Source_20_Text"><text:s text:c="4"/>skipBurst: 0.7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disciplineWeights: {</text:span></text:p>
      <text:p text:style-name="Preformatted_20_Text"><text:span text:style-name="Source_20_Text"><text:s text:c="4"/>phaseAdherence: 0.5,</text:span></text:p>
      <text:p text:style-name="Preformatted_20_Text"><text:span text:style-name="Source_20_Text"><text:s text:c="4"/>timingCompliance: 0.5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active: false</text:span></text:p>
      <text:p text:style-name="P1"><text:span text:style-name="Source_20_Text">}</text:span></text:p>
      <text:p text:style-name="Horizontal_20_Line"/>
      <text:h text:style-name="Heading_20_2" text:outline-level="2">B. Simulation Engine</text:h>
      <text:p text:style-name="Text_20_body">Vendor selects:</text:p>
      <text:list text:style-name="L36">
        <text:list-item>
          <text:p text:style-name="P39">All institutes OR</text:p>
        </text:list-item>
        <text:list-item>
          <text:p text:style-name="P39">Selected institutes OR</text:p>
        </text:list-item>
        <text:list-item>
          <text:p text:style-name="P39">Selected batch types</text:p>
        </text:list-item>
      </text:list>
      <text:p text:style-name="Text_20_body">System recalculates:</text:p>
      <text:list text:style-name="L37">
        <text:list-item>
          <text:p text:style-name="P40">Risk distribution impact</text:p>
        </text:list-item>
        <text:list-item>
          <text:p text:style-name="P40">Discipline shift</text:p>
        </text:list-item>
        <text:list-item>
          <text:p text:style-name="P40">Stability shift</text:p>
        </text:list-item>
      </text:list>
      <text:p text:style-name="Text_20_body">Uses:</text:p>
      <text:list text:style-name="L38">
        <text:list-item>
          <text:p text:style-name="P41">precomputed analytics</text:p>
        </text:list-item>
        <text:list-item>
          <text:p text:style-name="P41">NOT raw sessions</text:p>
        </text:list-item>
      </text:list>
      <text:p text:style-name="Text_20_body">Show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Metric</text:p>
            </table:table-cell>
            <table:table-cell table:style-name="Table2.A1" office:value-type="string">
              <text:p text:style-name="Table_20_Heading">Old</text:p>
            </table:table-cell>
            <table:table-cell table:style-name="Table2.A1" office:value-type="string">
              <text:p text:style-name="Table_20_Heading">New</text:p>
            </table:table-cell>
            <table:table-cell table:style-name="Table2.A1" office:value-type="string">
              <text:p text:style-name="Table_20_Heading">Delta</text:p>
            </table:table-cell>
          </table:table-row>
        </table:table-header-rows>
      </table:table>
      <text:p text:style-name="Text_20_body"><text:soft-page-break/>No data mutation during simulation.</text:p>
      <text:p text:style-name="Horizontal_20_Line"/>
      <text:h text:style-name="Heading_20_2" text:outline-level="2">C. Version Activation</text:h>
      <text:p text:style-name="Text_20_body">Vendor can:</text:p>
      <text:list text:style-name="L39">
        <text:list-item>
          <text:p text:style-name="P42">Activate calibration version</text:p>
        </text:list-item>
        <text:list-item>
          <text:p text:style-name="P42">Schedule activation</text:p>
        </text:list-item>
        <text:list-item>
          <text:p text:style-name="P42">Rollback previous version</text:p>
        </text:list-item>
      </text:list>
      <text:p text:style-name="Text_20_body">Activation updates:</text:p>
      <text:p text:style-name="P1"><text:span text:style-name="Source_20_Text">vendor/globalCalibrationVersion</text:span></text:p>
      <text:p text:style-name="Text_20_body">Institutes read version during metric calculation.</text:p>
      <text:p text:style-name="Horizontal_20_Line"/>
      <text:h text:style-name="Heading_20_1" text:outline-level="1">5️⃣ CROSS-INSTITUTE INTELLIGENCE</text:h>
      <text:p text:style-name="Text_20_body">This is anonymized benchmarking.</text:p>
      <text:p text:style-name="Text_20_body">Never show institute names side by side.</text:p>
      <text:p text:style-name="Horizontal_20_Line"/>
      <text:h text:style-name="Heading_20_2" text:outline-level="2">Displays</text:h>
      <text:h text:style-name="Heading_20_3" text:outline-level="3">A. Difficulty Distribution Across Platform</text:h>
      <text:list text:style-name="L40">
        <text:list-item>
          <text:p text:style-name="P43">Easy %</text:p>
        </text:list-item>
        <text:list-item>
          <text:p text:style-name="P43">Medium %</text:p>
        </text:list-item>
        <text:list-item>
          <text:p text:style-name="P43">Hard %</text:p>
        </text:list-item>
      </text:list>
      <text:p text:style-name="Horizontal_20_Line"/>
      <text:h text:style-name="Heading_20_3" text:outline-level="3">B. Risk Pattern Frequency Across Platform</text:h>
      <text:list text:style-name="L41">
        <text:list-item>
          <text:p text:style-name="P44">% impulsive</text:p>
        </text:list-item>
        <text:list-item>
          <text:p text:style-name="P44">% overextended</text:p>
        </text:list-item>
        <text:list-item>
          <text:p text:style-name="P44">% volatile</text:p>
        </text:list-item>
      </text:list>
      <text:p text:style-name="Horizontal_20_Line"/>
      <text:h text:style-name="Heading_20_3" text:outline-level="3">C. Controlled Mode Impact Across Platform</text:h>
      <text:p text:style-name="Text_20_body">Avg improvement delta.</text:p>
      <text:p text:style-name="Horizontal_20_Line"/>
      <text:h text:style-name="Heading_20_3" text:outline-level="3"><text:soft-page-break/>D. Behavioral Trend Index</text:h>
      <text:p text:style-name="Text_20_body">Monthly cross-institute comparison.</text:p>
      <text:p text:style-name="Text_20_body">Uses:</text:p>
      <text:p text:style-name="P1"><text:span text:style-name="Source_20_Text">vendor/aggregates/intelligenceSnapshot</text:span></text:p>
      <text:p text:style-name="Horizontal_20_Line"/>
      <text:h text:style-name="Heading_20_1" text:outline-level="1">6️⃣ REVENUE METRICS</text:h>
      <text:p text:style-name="Text_20_body">Based on Stripe + billing records.</text:p>
      <text:p text:style-name="Horizontal_20_Line"/>
      <text:h text:style-name="Heading_20_2" text:outline-level="2">Dashboard Displays</text:h>
      <text:list text:style-name="L42">
        <text:list-item>
          <text:p text:style-name="P45">Monthly Recurring Revenue (MRR)</text:p>
        </text:list-item>
        <text:list-item>
          <text:p text:style-name="P45">Annual Recurring Revenue (ARR)</text:p>
        </text:list-item>
        <text:list-item>
          <text:p text:style-name="P45">Revenue by Layer</text:p>
        </text:list-item>
        <text:list-item>
          <text:p text:style-name="P45">Revenue Growth %</text:p>
        </text:list-item>
        <text:list-item>
          <text:p text:style-name="P45">Over-limit billing revenue</text:p>
        </text:list-item>
        <text:list-item>
          <text:p text:style-name="P45">Churn rate</text:p>
        </text:list-item>
        <text:list-item>
          <text:p text:style-name="P45">Grace accounts</text:p>
        </text:list-item>
      </text:list>
      <text:p text:style-name="Text_20_body">Data source:</text:p>
      <text:p text:style-name="P1"><text:span text:style-name="Source_20_Text">vendor/aggregates/revenueSummary</text:span></text:p>
      <text:p text:style-name="Horizontal_20_Line"/>
      <text:h text:style-name="Heading_20_1" text:outline-level="1">7️⃣ SYSTEM HEALTH</text:h>
      <text:p text:style-name="Text_20_body">Pure infrastructure monitoring.</text:p>
      <text:p text:style-name="Text_20_body">Displays:</text:p>
      <text:list text:style-name="L43">
        <text:list-item>
          <text:p text:style-name="P46">Firestore read/write volume</text:p>
        </text:list-item>
        <text:list-item>
          <text:p text:style-name="P46">Cloud Function invocation count</text:p>
        </text:list-item>
        <text:list-item>
          <text:p text:style-name="P46">Error rate %</text:p>
        </text:list-item>
        <text:list-item>
          <text:p text:style-name="P46">Avg API latency</text:p>
        </text:list-item>
        <text:list-item>
          <text:p text:style-name="P46">Storage usage</text:p>
        </text:list-item>
        <text:list-item>
          <text:p text:style-name="P46">BigQuery cost</text:p>
        </text:list-item>
        <text:list-item>
          <text:p text:style-name="P46">Email queue backlog</text:p>
        </text:list-item>
        <text:list-item>
          <text:p text:style-name="P46"><text:soft-page-break/>Active session count</text:p>
        </text:list-item>
        <text:list-item>
          <text:p text:style-name="P46">Stripe webhook failures</text:p>
        </text:list-item>
      </text:list>
      <text:p text:style-name="Text_20_body">Source:</text:p>
      <text:p text:style-name="Text_20_body">Monitoring export → vendor/systemHealth</text:p>
      <text:p text:style-name="Text_20_body">No raw logs in UI.</text:p>
      <text:p text:style-name="Horizontal_20_Line"/>
      <text:h text:style-name="Heading_20_1" text:outline-level="1">8️⃣ AUDIT LOGS</text:h>
      <text:p text:style-name="Text_20_body">Immutable.</text:p>
      <text:p text:style-name="Text_20_body">Collection:</text:p>
      <text:p text:style-name="P1"><text:span text:style-name="Source_20_Text">vendor/auditLogs/{entryId}</text:span></text:p>
      <text:p text:style-name="Text_20_body">Tracks:</text:p>
      <text:list text:style-name="L44">
        <text:list-item>
          <text:p text:style-name="P47">License changes</text:p>
        </text:list-item>
        <text:list-item>
          <text:p text:style-name="P47">Overrides</text:p>
        </text:list-item>
        <text:list-item>
          <text:p text:style-name="P47">Calibration changes</text:p>
        </text:list-item>
        <text:list-item>
          <text:p text:style-name="P47">Forced suspensions</text:p>
        </text:list-item>
        <text:list-item>
          <text:p text:style-name="P47">Manual interventions</text:p>
        </text:list-item>
        <text:list-item>
          <text:p text:style-name="P47">Schema migrations</text:p>
        </text:list-item>
      </text:list>
      <text:p text:style-name="Text_20_body">Fields:</text:p>
      <text:p text:style-name="Preformatted_20_Text"><text:span text:style-name="Source_20_Text">{</text:span></text:p>
      <text:p text:style-name="Preformatted_20_Text"><text:span text:style-name="Source_20_Text"><text:s text:c="2"/>actor,</text:span></text:p>
      <text:p text:style-name="Preformatted_20_Text"><text:span text:style-name="Source_20_Text"><text:s text:c="2"/>actionType,</text:span></text:p>
      <text:p text:style-name="Preformatted_20_Text"><text:span text:style-name="Source_20_Text"><text:s text:c="2"/>targetInstitute,</text:span></text:p>
      <text:p text:style-name="Preformatted_20_Text"><text:span text:style-name="Source_20_Text"><text:s text:c="2"/>beforeState,</text:span></text:p>
      <text:p text:style-name="Preformatted_20_Text"><text:span text:style-name="Source_20_Text"><text:s text:c="2"/>afterState,</text:span></text:p>
      <text:p text:style-name="Preformatted_20_Text"><text:span text:style-name="Source_20_Text"><text:s text:c="2"/>timestamp,</text:span></text:p>
      <text:p text:style-name="Preformatted_20_Text"><text:span text:style-name="Source_20_Text"><text:s text:c="2"/>ipAddress</text:span></text:p>
      <text:p text:style-name="P1"><text:span text:style-name="Source_20_Text">}</text:span></text:p>
      <text:p text:style-name="Text_20_body">Must not be editable.</text:p>
      <text:p text:style-name="Horizontal_20_Line"/>
      <text:h text:style-name="Heading_20_1" text:outline-level="1">🔐 SECURITY MODEL</text:h>
      <text:p text:style-name="Text_20_body">Vendor dashboard must:</text:p>
      <text:list text:style-name="L45">
        <text:list-item>
          <text:p text:style-name="P48">Use vendor-only RBAC</text:p>
        </text:list-item>
        <text:list-item>
          <text:p text:style-name="P48">Block all institute users</text:p>
        </text:list-item>
        <text:list-item>
          <text:p text:style-name="P48">Enforce separate authentication</text:p>
        </text:list-item>
        <text:list-item>
          <text:p text:style-name="P48"><text:soft-page-break/>Validate role via custom claims</text:p>
        </text:list-item>
        <text:list-item>
          <text:p text:style-name="P48">Use separate subdomain</text:p>
        </text:list-item>
      </text:list>
      <text:p text:style-name="Horizontal_20_Line"/>
      <text:h text:style-name="Heading_20_1" text:outline-level="1">🧠 MULTI-TENANCY GUARANTEE</text:h>
      <text:p text:style-name="Text_20_body">Vendor dashboard can:</text:p>
      <text:list text:style-name="L46">
        <text:list-item>
          <text:p text:style-name="P49">Read all institute summary docs</text:p>
        </text:list-item>
        <text:list-item>
          <text:p text:style-name="P49">Never read session subcollections directly</text:p>
        </text:list-item>
        <text:list-item>
          <text:p text:style-name="P49">Never access student PII in bulk</text:p>
        </text:list-item>
      </text:list>
      <text:p text:style-name="Text_20_body">Only aggregated metrics.</text:p>
      <text:p text:style-name="Horizontal_20_Line"/>
      <text:h text:style-name="Heading_20_1" text:outline-level="1">🔁 DATA SOURCES SUMMARY</text:h>
      <text:p text:style-name="Text_20_body">Vendor dashboard must use:</text:p>
      <text:list text:style-name="L47">
        <text:list-item>
          <text:p text:style-name="P50">vendor aggregates</text:p>
        </text:list-item>
        <text:list-item>
          <text:p text:style-name="P50">institute summary docs</text:p>
        </text:list-item>
        <text:list-item>
          <text:p text:style-name="P50">license objects</text:p>
        </text:list-item>
        <text:list-item>
          <text:p text:style-name="P50">billing records</text:p>
        </text:list-item>
        <text:list-item>
          <text:p text:style-name="P50">governanceSnapshots</text:p>
        </text:list-item>
        <text:list-item>
          <text:p text:style-name="P50">usage summaries</text:p>
        </text:list-item>
      </text:list>
      <text:p text:style-name="Text_20_body">Never:</text:p>
      <text:list text:style-name="L48">
        <text:list-item>
          <text:p text:style-name="P51">session-level data</text:p>
        </text:list-item>
        <text:list-item>
          <text:p text:style-name="P51">raw answer logs</text:p>
        </text:list-item>
      </text:list>
      <text:p text:style-name="Horizontal_20_Line"/>
      <text:h text:style-name="Heading_20_1" text:outline-level="1">📊 HOT–WARM–COLD IMPACT</text:h>
      <text:p text:style-name="Text_20_body">Vendor dashboards use:</text:p>
      <text:p text:style-name="Text_20_body">HOT:</text:p>
      <text:list text:style-name="L49">
        <text:list-item>
          <text:p text:style-name="P52">current license</text:p>
        </text:list-item>
        <text:list-item>
          <text:p text:style-name="P52">current usage</text:p>
        </text:list-item>
        <text:list-item>
          <text:p text:style-name="P52">current aggregates</text:p>
        </text:list-item>
      </text:list>
      <text:p text:style-name="Text_20_body">WARM:</text:p>
      <text:list text:style-name="L50">
        <text:list-item>
          <text:p text:style-name="P53"><text:soft-page-break/>past governance snapshots</text:p>
        </text:list-item>
      </text:list>
      <text:p text:style-name="Text_20_body">COLD:</text:p>
      <text:list text:style-name="L51">
        <text:list-item>
          <text:p text:style-name="P54">BigQuery archive for deep analysis (optional advanced view)</text:p>
        </text:list-item>
      </text:list>
      <text:p text:style-name="Horizontal_20_Line"/>
      <text:h text:style-name="Heading_20_1" text:outline-level="1">🚦 PERFORMANCE RULES</text:h>
      <text:p text:style-name="Text_20_body">Vendor dashboard must:</text:p>
      <text:list text:style-name="L52">
        <text:list-item>
          <text:p text:style-name="P55">Use pagination for institute list</text:p>
        </text:list-item>
        <text:list-item>
          <text:p text:style-name="P55">Load summary docs only</text:p>
        </text:list-item>
        <text:list-item>
          <text:p text:style-name="P55">Never aggregate on read</text:p>
        </text:list-item>
        <text:list-item>
          <text:p text:style-name="P55">Never query nested subcollections in bulk</text:p>
        </text:list-item>
        <text:list-item>
          <text:p text:style-name="P55">Use scheduled platform aggregate updates</text:p>
        </text:list-item>
      </text:list>
      <text:p text:style-name="Horizontal_20_Line"/>
      <text:h text:style-name="Heading_20_1" text:outline-level="1">🎯 FINAL VENDOR DASHBOARD SUMMARY</text:h>
      <text:p text:style-name="Text_20_body">You now have:</text:p>
      <text:p text:style-name="Text_20_body">✔ Platform overview<text:line-break/>✔ Institutes management<text:line-break/>✔ Licensing control<text:line-break/>✔ Calibration engine<text:line-break/>✔ Simulation model<text:line-break/>✔ Cross-institute intelligence<text:line-break/>✔ Revenue metrics<text:line-break/>✔ System health monitoring<text:line-break/>✔ Immutable audit logs<text:line-break/>✔ Versioned calibration system<text:line-break/>✔ Multi-tenant safe architecture<text:line-break/>✔ Platform aggregate model</text:p>
      <text:p text:style-name="Text_20_body">This completes the full platform governance layer.</text:p>
      <text:p text:style-name="Horizontal_20_Line"/>
      <text:p text:style-name="Text_20_body">At this stage, your blueprint now includes:</text:p>
      <text:list text:style-name="L53">
        <text:list-item>
          <text:p text:style-name="P56">Admin Dashboard</text:p>
        </text:list-item>
        <text:list-item>
          <text:p text:style-name="P56">Student Portal</text:p>
        </text:list-item>
        <text:list-item>
          <text:p text:style-name="P56">Test Portal</text:p>
        </text:list-item>
        <text:list-item>
          <text:p text:style-name="P56"><text:soft-page-break/>Director Governance (L3)</text:p>
        </text:list-item>
        <text:list-item>
          <text:p text:style-name="P56">Vendor Dashboard</text:p>
        </text:list-item>
        <text:list-item>
          <text:p text:style-name="P56">Licensing &amp; Billing Automation</text:p>
        </text:list-item>
        <text:list-item>
          <text:p text:style-name="P56">Usage Metering Engine</text:p>
        </text:list-item>
        <text:list-item>
          <text:p text:style-name="P56">Calibration &amp; Simulation Engine</text:p>
        </text:list-item>
        <text:list-item>
          <text:p text:style-name="P56">Multi-Tenancy Model</text:p>
        </text:list-item>
        <text:list-item>
          <text:p text:style-name="P56">RBAC</text:p>
        </text:list-item>
        <text:list-item>
          <text:p text:style-name="P56">Firestore Schema</text:p>
        </text:list-item>
        <text:list-item>
          <text:p text:style-name="P56">BigQuery Archive</text:p>
        </text:list-item>
        <text:list-item>
          <text:p text:style-name="P56">HOT–WARM–COLD lifecycle</text:p>
        </text:list-item>
        <text:list-item>
          <text:p text:style-name="P56">Risk &amp; Pattern Engines</text:p>
        </text:list-item>
        <text:list-item>
          <text:p text:style-name="P56">AI Summary pipeline</text:p>
        </text:list-item>
        <text:list-item>
          <text:p text:style-name="P56">Versioning strategy</text:p>
        </text:list-item>
      </text:list>
      <text:p text:style-name="Text_20_body">Remaining core engineering pillars:</text:p>
      <text:p text:style-name="Text_20_body">🔄 Full Cloud Function Trigger Graph<text:line-break/>🛡 Monitoring &amp; Logging Architecture<text:line-break/>🚀 DevOps &amp; Deployment Architecture<text:line-break/>📊 Scaling &amp; Cost Projection Model<text:line-break/>📧 Email Queue &amp; Notification Architecture</text:p>
      <text:p text:style-name="Text_20_body">Which one do we finalize next?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2:41:29.503205697</dc:date>
    <meta:editing-duration>PT28M35S</meta:editing-duration>
    <meta:editing-cycles>7</meta:editing-cycles>
    <meta:generator>LibreOffice/24.2.7.2$Linux_X86_64 LibreOffice_project/420$Build-2</meta:generator>
    <meta:document-statistic meta:table-count="2" meta:image-count="0" meta:object-count="0" meta:page-count="11" meta:paragraph-count="291" meta:word-count="982" meta:character-count="6228" meta:non-whitespace-character-count="5631"/>
  </office:meta>
</office:document-meta>
</file>